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A8000000122B5C51D046F2D1BE.png" manifest:media-type="image/png"/>
  <manifest:file-entry manifest:full-path="Pictures/10000201000003D00000001696F55531405A8CC3.png" manifest:media-type="image/png"/>
  <manifest:file-entry manifest:full-path="Pictures/100002010000042300000015F3EA029C2994BDE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, Courier, monospace"/>
    <style:font-face style:name="Lohit Devanagari1" svg:font-family="'Lohit Devanagari'"/>
    <style:font-face style:name="Monaco" svg:font-family="Monaco, Consolas, 'Andale Mono', 'DejaVu Sans Mono', monospace"/>
    <style:font-face style:name="Noto Sans" svg:font-family="'Noto Sans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0134b51"/>
    </style:style>
    <style:style style:name="P4" style:family="paragraph" style:parent-style-name="Standard">
      <style:text-properties officeooo:paragraph-rsid="00134b51"/>
    </style:style>
    <style:style style:name="P5" style:family="paragraph" style:parent-style-name="Standard">
      <style:text-properties fo:font-variant="normal" fo:text-transform="none" fo:color="#6b6b6b" style:font-name="Noto Sans" fo:font-size="11.25pt" fo:letter-spacing="normal" fo:font-style="normal" fo:font-weight="normal" officeooo:paragraph-rsid="00134b51"/>
    </style:style>
    <style:style style:name="P6" style:family="paragraph" style:parent-style-name="Standard">
      <style:text-properties fo:font-variant="normal" fo:text-transform="none" fo:color="#6b6b6b" style:font-name="Noto Sans" fo:font-size="11.25pt" fo:letter-spacing="normal" fo:font-style="normal" fo:font-weight="normal" officeooo:rsid="0016bcb4" officeooo:paragraph-rsid="0016bcb4"/>
    </style:style>
    <style:style style:name="P7" style:family="paragraph" style:parent-style-name="Preformatted_20_Text">
      <style:text-properties officeooo:paragraph-rsid="00134b51"/>
    </style:style>
    <style:style style:name="P8" style:family="paragraph" style:parent-style-name="Preformatted_20_Text">
      <style:text-properties fo:font-variant="normal" fo:text-transform="none" fo:color="#6b6b6b" style:font-name="Noto Sans" fo:font-size="11.25pt" fo:letter-spacing="normal" fo:font-style="normal" fo:font-weight="normal" officeooo:paragraph-rsid="00134b51"/>
    </style:style>
    <style:style style:name="P9" style:family="paragraph" style:parent-style-name="Preformatted_20_Text">
      <loext:graphic-properties draw:fill="solid" draw:fill-color="#eeeeee" draw:opacity="100%"/>
      <style:paragraph-properties fo:line-height="160%" fo:orphans="2" fo:widows="2" fo:background-color="#eeeeee" fo:padding="0.053cm" fo:border="0.06pt solid #cccccc"/>
    </style:style>
    <style:style style:name="T1" style:family="text">
      <style:text-properties officeooo:rsid="00134b51"/>
    </style:style>
    <style:style style:name="T2" style:family="text">
      <style:text-properties fo:color="#000000" style:font-name="Monaco"/>
    </style:style>
    <style:style style:name="T3" style:family="text">
      <style:text-properties fo:color="#000000" style:font-name="Monaco" officeooo:rsid="00134b51"/>
    </style:style>
    <style:style style:name="T4" style:family="text">
      <style:text-properties fo:color="#666600" style:font-name="Monaco"/>
    </style:style>
    <style:style style:name="T5" style:family="text">
      <style:text-properties fo:color="#000088" style:font-name="Monaco"/>
    </style:style>
    <style:style style:name="T6" style:family="text">
      <style:text-properties fo:font-variant="normal" fo:text-transform="none" fo:color="#000000" style:font-name="Monaco" fo:font-size="11.25pt" fo:letter-spacing="normal" fo:font-style="normal" fo:font-weight="normal"/>
    </style:style>
    <style:style style:name="T7" style:family="text">
      <style:text-properties fo:font-variant="normal" fo:text-transform="none" fo:color="#000000" fo:letter-spacing="normal"/>
    </style:style>
    <style:style style:name="T8" style:family="text">
      <style:text-properties fo:font-variant="normal" fo:text-transform="none" fo:color="#000000" fo:letter-spacing="normal" officeooo:rsid="00134b51"/>
    </style:style>
    <style:style style:name="T9" style:family="text">
      <style:text-properties fo:font-variant="normal" fo:text-transform="none" fo:color="#666600" style:font-name="Monaco" fo:font-size="11.25pt" fo:letter-spacing="normal" fo:font-style="normal" fo:font-weight="normal"/>
    </style:style>
    <style:style style:name="T10" style:family="text">
      <style:text-properties fo:font-variant="normal" fo:text-transform="none" fo:color="#000088" style:font-name="Monaco" fo:font-size="11.2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stalación</text:span> De Mediagoblin</text:p>
      <text:p text:style-name="Standard"/>
      <text:p text:style-name="P2">¿Que es MediaGoblin?</text:p>
      <text:p text:style-name="Standard"/>
      <text:p text:style-name="Standard">MediaGoblin es una plataforma de software libre que busca la descentralizacion de contenidos multimedia y que se presenta como alternativa a servicios de publicación privados como flickr,youtube. </text:p>
      <text:p text:style-name="Standard">Lo que ha día de hoy es una manera excelente de librarse de servicios privativos de publicación multimedia existentes totalmente centralizados y auditados por gobiernos y agencias de espionaje.</text:p>
      <text:p text:style-name="Standard"/>
      <text:p text:style-name="P2"><text:span text:style-name="T1">Instalación</text:span> de MediaGoblin</text:p>
      <text:p text:style-name="Standard"/>
      <text:p text:style-name="Standard">Instalamos las <text:span text:style-name="T1">dependencias</text:span> de python requeridas</text:p>
      <text:p text:style-name="Standard"/>
      <text:p text:style-name="Standard">- sudo apt-get install git-core python python-dev python-lxml</text:p>
      <text:p text:style-name="Standard"/>
      <text:p text:style-name="Standard"><draw:frame draw:style-name="fr1" draw:name="Imagen1" text:anchor-type="paragraph" svg:width="17cm" svg:height="0.383cm" draw:z-index="0"><draw:image xlink:href="Pictures/10000201000003D00000001696F55531405A8CC3.png" xlink:type="simple" xlink:show="embed" xlink:actuate="onLoad" loext:mime-type="image/png"/></draw:frame></text:p>
      <text:p text:style-name="P4">- sudo apt-get instal<text:span text:style-name="T1">l</text:span> python-<text:span text:style-name="T1">pil</text:span> python-virtualenv npm nodej<text:span text:style-name="T1">s</text:span> automake </text:p>
      <text:p text:style-name="P4"><draw:frame draw:style-name="fr2" draw:name="Imagen2" text:anchor-type="paragraph" svg:x="0.028cm" svg:y="0.448cm" svg:width="16.891cm" svg:height="0.333cm" draw:z-index="1"><draw:image xlink:href="Pictures/100002010000042300000015F3EA029C2994BDEE.png" xlink:type="simple" xlink:show="embed" xlink:actuate="onLoad" loext:mime-type="image/png"/></draw:frame></text:p>
      <text:p text:style-name="P4">sudo apt-get instal<text:span text:style-name="T1">l </text:span>nginx</text:p>
      <text:p text:style-name="P4"><text:span text:style-name="Source_20_Text"><text:span text:style-name="T6"/></text:span></text:p>
      <text:p text:style-name="P3"><draw:frame draw:style-name="fr1" draw:name="Imagen3" text:anchor-type="paragraph" svg:width="17cm" svg:height="0.45cm" draw:z-index="2"><draw:image xlink:href="Pictures/10000201000002A8000000122B5C51D046F2D1BE.png" xlink:type="simple" xlink:show="embed" xlink:actuate="onLoad" loext:mime-type="image/png"/></draw:frame></text:p>
      <text:p text:style-name="P4"/>
      <text:p text:style-name="P5">Instalamos postgresql(tambien se puede usar sqlite)</text:p>
      <text:p text:style-name="P5"/>
      <text:p text:style-name="P8"><text:span text:style-name="Source_20_Text"><text:span text:style-name="T2">- </text:span></text:span><text:span text:style-name="Source_20_Text"><text:span text:style-name="T3">sudo </text:span></text:span><text:span text:style-name="Source_20_Text"><text:span text:style-name="T2">apt</text:span></text:span><text:span text:style-name="Source_20_Text"><text:span text:style-name="T4">-</text:span></text:span><text:span text:style-name="Source_20_Text"><text:span text:style-name="T5">get</text:span></text:span><text:span text:style-name="Source_20_Text"><text:span text:style-name="T2"> install postgresql postgresql</text:span></text:span><text:span text:style-name="Source_20_Text"><text:span text:style-name="T4">-</text:span></text:span><text:span text:style-name="Source_20_Text"><text:span text:style-name="T2">client python</text:span></text:span><text:span text:style-name="Source_20_Text"><text:span text:style-name="T4">-</text:span></text:span><text:span text:style-name="Source_20_Text"><text:span text:style-name="T2">psycopg2</text:span>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, Courier, monospace"/>
    <style:font-face style:name="Lohit Devanagari1" svg:font-family="'Lohit Devanagari'"/>
    <style:font-face style:name="Monaco" svg:font-family="Monaco, Consolas, 'Andale Mono', 'DejaVu Sans Mono', monospace"/>
    <style:font-face style:name="Noto Sans" svg:font-family="'Noto Sans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0:43:57.997515072</meta:creation-date>
    <dc:date>2018-11-14T10:57:07.762745976</dc:date>
    <meta:editing-duration>PT2M39S</meta:editing-duration>
    <meta:editing-cycles>2</meta:editing-cycles>
    <meta:generator>LibreOffice/6.0.6.2$Linux_X86_64 LibreOffice_project/00m0$Build-2</meta:generator>
    <meta:document-statistic meta:table-count="0" meta:image-count="3" meta:object-count="0" meta:page-count="1" meta:paragraph-count="11" meta:word-count="105" meta:character-count="786" meta:non-whitespace-character-count="690"/>
  </office:meta>
</office:document-meta>
</file>